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hesansoffice" svg:font-family="Thesansoffice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5.4354in" table:align="left"/>
    </style:style>
    <style:style style:name="Table1.A" style:family="table-column">
      <style:table-column-properties style:column-width="2.3104in"/>
    </style:style>
    <style:style style:name="Table1.B" style:family="table-column">
      <style:table-column-properties style:column-width="3.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" fo:font-size="15pt" fo:font-weight="bold" officeooo:rsid="0007b19e" officeooo:paragraph-rsid="0007b19e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DejaVu Sans" fo:font-size="12pt" fo:font-style="italic" officeooo:rsid="001029b9" officeooo:paragraph-rsid="001029b9" style:font-size-asian="12pt" style:font-style-asian="italic" style:font-size-complex="12pt" style:font-style-complex="italic"/>
    </style:style>
    <style:style style:name="P3" style:family="paragraph" style:parent-style-name="Standard">
      <style:text-properties style:font-name="DejaVu Sans" fo:font-size="12pt" fo:font-weight="bold" officeooo:rsid="000a2357" officeooo:paragraph-rsid="000a2357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" fo:font-size="12pt" fo:font-weight="bold" officeooo:rsid="000a2357" officeooo:paragraph-rsid="000be35f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" fo:font-size="12pt" fo:font-weight="bold" officeooo:rsid="0007b19e" officeooo:paragraph-rsid="000a2357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" fo:font-size="12pt" fo:font-weight="bold" officeooo:rsid="0007b19e" officeooo:paragraph-rsid="0007b19e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" fo:font-size="12pt" fo:font-weight="bold" officeooo:rsid="001dc3b7" officeooo:paragraph-rsid="001dc3b7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DejaVu Sans" fo:font-size="10pt" fo:font-weight="bold" officeooo:rsid="0007b19e" officeooo:paragraph-rsid="000a2357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DejaVu Sans" fo:font-size="10pt" fo:font-weight="bold" officeooo:rsid="000a2357" officeooo:paragraph-rsid="000a2357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DejaVu Sans" fo:font-size="10pt" officeooo:rsid="0007b19e" officeooo:paragraph-rsid="0007b19e" style:font-size-asian="10pt" style:font-size-complex="10pt"/>
    </style:style>
    <style:style style:name="P11" style:family="paragraph" style:parent-style-name="Standard">
      <style:text-properties style:font-name="DejaVu Sans" fo:font-size="10pt" officeooo:rsid="0007b19e" officeooo:paragraph-rsid="000a2357" style:font-size-asian="10pt" style:font-size-complex="10pt"/>
    </style:style>
    <style:style style:name="P12" style:family="paragraph" style:parent-style-name="Standard">
      <style:text-properties style:font-name="DejaVu Sans" fo:font-size="10pt" officeooo:rsid="000a2357" officeooo:paragraph-rsid="000a2357" style:font-size-asian="10pt" style:font-size-complex="10pt"/>
    </style:style>
    <style:style style:name="P13" style:family="paragraph" style:parent-style-name="Standard">
      <style:text-properties style:font-name="DejaVu Sans" fo:font-size="10pt" officeooo:rsid="000a2357" officeooo:paragraph-rsid="000be35f" style:font-size-asian="10pt" style:font-size-complex="10pt"/>
    </style:style>
    <style:style style:name="P14" style:family="paragraph" style:parent-style-name="Standard">
      <style:text-properties style:font-name="DejaVu Sans" fo:font-size="10pt" officeooo:rsid="0011803f" officeooo:paragraph-rsid="0011803f" style:font-size-asian="10pt" style:font-size-complex="10pt"/>
    </style:style>
    <style:style style:name="P15" style:family="paragraph" style:parent-style-name="Standard">
      <style:text-properties style:font-name="DejaVu Sans" fo:font-size="10pt" officeooo:rsid="0009f0ea" officeooo:paragraph-rsid="0009f0ea" style:font-size-asian="10pt" style:font-size-complex="10pt"/>
    </style:style>
    <style:style style:name="P16" style:family="paragraph" style:parent-style-name="Standard">
      <style:text-properties style:font-name="DejaVu Sans" fo:font-size="10pt" officeooo:rsid="0009f0ea" officeooo:paragraph-rsid="000cdbca" style:font-size-asian="10pt" style:font-size-complex="10pt"/>
    </style:style>
    <style:style style:name="P17" style:family="paragraph" style:parent-style-name="Standard">
      <style:text-properties style:font-name="DejaVu Sans" fo:font-size="10pt" officeooo:rsid="000e726f" officeooo:paragraph-rsid="000e726f" style:font-size-asian="10pt" style:font-size-complex="10pt"/>
    </style:style>
    <style:style style:name="P18" style:family="paragraph" style:parent-style-name="Standard">
      <style:text-properties style:font-name="DejaVu Sans" fo:font-size="10pt" officeooo:rsid="001dc3b7" officeooo:paragraph-rsid="001dc3b7" style:font-size-asian="10pt" style:font-size-complex="10pt"/>
    </style:style>
    <style:style style:name="P19" style:family="paragraph" style:parent-style-name="Standard">
      <style:text-properties style:font-name="DejaVu Sans" fo:font-size="10pt" fo:font-weight="normal" officeooo:rsid="0011803f" officeooo:paragraph-rsid="0011803f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DejaVu Sans" fo:font-size="10pt" fo:font-weight="normal" officeooo:rsid="00122be5" officeooo:paragraph-rsid="001dc3b7" style:font-size-asian="10pt" style:font-weight-asian="normal" style:font-size-complex="10pt" style:font-weight-complex="normal"/>
    </style:style>
    <style:style style:name="P21" style:family="paragraph" style:parent-style-name="Text_20_body">
      <style:text-properties style:font-name="DejaVu Sans" fo:font-size="12pt" officeooo:paragraph-rsid="001ad205" style:font-size-asian="12pt" style:font-size-complex="12pt"/>
    </style:style>
    <style:style style:name="P22" style:family="paragraph" style:parent-style-name="Text_20_body">
      <style:text-properties style:font-name="DejaVu Sans" fo:font-size="12pt" fo:font-style="italic" style:font-size-asian="12pt" style:font-style-asian="italic" style:font-size-complex="12pt" style:font-style-complex="italic"/>
    </style:style>
    <style:style style:name="P23" style:family="paragraph" style:parent-style-name="Table_20_Contents">
      <style:text-properties style:font-name="DejaVu Sans" fo:font-size="10pt" fo:font-weight="bold" officeooo:rsid="000cdbca" officeooo:paragraph-rsid="000cdbca" style:font-size-asian="10pt" style:font-weight-asian="bold" style:font-size-complex="10pt" style:font-weight-complex="bold"/>
    </style:style>
    <style:style style:name="T1" style:family="text">
      <style:text-properties officeooo:rsid="000a2357"/>
    </style:style>
    <style:style style:name="T2" style:family="text">
      <style:text-properties officeooo:rsid="000be35f"/>
    </style:style>
    <style:style style:name="T3" style:family="text">
      <style:text-properties officeooo:rsid="000e726f"/>
    </style:style>
    <style:style style:name="T4" style:family="text">
      <style:text-properties officeooo:rsid="001029b9"/>
    </style:style>
    <style:style style:name="T5" style:family="text">
      <style:text-properties officeooo:rsid="0011803f"/>
    </style:style>
    <style:style style:name="T6" style:family="text">
      <style:text-properties officeooo:rsid="00191739"/>
    </style:style>
    <style:style style:name="T7" style:family="text">
      <style:text-properties officeooo:rsid="001ad205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ad205" style:font-style-asian="italic" style:font-style-complex="italic"/>
    </style:style>
    <style:style style:name="T10" style:family="text">
      <style:text-properties fo:font-style="italic" officeooo:rsid="00191739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ndleiding b3p-stuftax-loader</text:p>
      <text:p text:style-name="P10"/>
      <text:p text:style-name="P3">Aanmaken Stuf TAX database</text:p>
      <text:p text:style-name="P3"/>
      <text:p text:style-name="P19">Run eenmalig bijbehorend onderstaand script op het schema/database waar je het stuftax bestand in wilt lezen. Indien het de eerste keer is dat je deze sql runt kun je de drop tables statmenets weglaten.</text:p>
      <text:p text:style-name="P12"/>
      <text:p text:style-name="P11"><text:span text:style-name="T1">Oracle:<text:tab/>'/</text:span><text:bookmark-start text:name="__DdeLink__64_608932465"/><text:span text:style-name="T1">database</text:span><text:bookmark-end text:name="__DdeLink__64_608932465"/><text:span text:style-name="T1">/oracle-schema-export.sql'</text:span></text:p>
      <text:p text:style-name="P12">Postgres:<text:tab/>'/database/postgresql-schema-export.sql'</text:p>
      <text:p text:style-name="P10"/>
      <text:p text:style-name="P5">Kopieer <text:span text:style-name="T1">jar </text:span>naar de applicatieserver</text:p>
      <text:p text:style-name="P8"/>
      <text:p text:style-name="P11">'<text:span text:style-name="T1">b</text:span>3p-stuftax-loader-1.0-jar-with-dependencies.jar'</text:p>
      <text:p text:style-name="P11"/>
      <text:p text:style-name="P7">Kopieer stuftax bestand</text:p>
      <text:p text:style-name="P18"/>
      <text:p text:style-name="P18">Kopieer of plaats het stuftax bestand op een door de applicatieserver bereikbare locatie. Dit kan via het lokale bestandsysteem of een netwerk share.</text:p>
      <text:p text:style-name="P10"/>
      <text:p text:style-name="P6">Uitvoeren <text:span text:style-name="T5">commando</text:span></text:p>
      <text:p text:style-name="P10"/>
      <text:p text:style-name="P14">Open een command prompt / terminal naar de applicatieserver en ga naar de locatie waar de jar file staat.</text:p>
      <text:p text:style-name="P14"/>
      <text:p text:style-name="P2">cd /pad/naar/jar/folder</text:p>
      <text:p text:style-name="P1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Optie</text:p>
          </table:table-cell>
          <table:table-cell table:style-name="Table1.B1" office:value-type="string">
            <text:p text:style-name="P23">Omschrijving</text:p>
          </table:table-cell>
        </table:table-row>
        <table:table-row>
          <table:table-cell table:style-name="Table1.A2" office:value-type="string">
            <text:p text:style-name="P16">-filename &lt;filename<text:span text:style-name="T1">&gt;<text:tab/></text:span></text:p>
          </table:table-cell>
          <table:table-cell table:style-name="Table1.B2" office:value-type="string">
            <text:p text:style-name="P16">Pad met bestandsnaam.</text:p>
          </table:table-cell>
        </table:table-row>
        <table:table-row>
          <table:table-cell table:style-name="Table1.A2" office:value-type="string">
            <text:p text:style-name="P16">-url &lt;url&gt; <text:tab/></text:p>
          </table:table-cell>
          <table:table-cell table:style-name="Table1.B2" office:value-type="string">
            <text:p text:style-name="P16"><text:span text:style-name="T4">J</text:span>dbc url naar <text:span text:style-name="T4">de </text:span>database.</text:p>
          </table:table-cell>
        </table:table-row>
        <table:table-row>
          <table:table-cell table:style-name="Table1.A2" office:value-type="string">
            <text:p text:style-name="P16">-user &lt;user&gt;</text:p>
          </table:table-cell>
          <table:table-cell table:style-name="Table1.B2" office:value-type="string">
            <text:p text:style-name="P16">Database gebruiker.</text:p>
          </table:table-cell>
        </table:table-row>
        <table:table-row>
          <table:table-cell table:style-name="Table1.A2" office:value-type="string">
            <text:p text:style-name="P16">-password &lt;password&gt;</text:p>
          </table:table-cell>
          <table:table-cell table:style-name="Table1.B2" office:value-type="string">
            <text:p text:style-name="P16">Database wachtwoord.</text:p>
          </table:table-cell>
        </table:table-row>
        <table:table-row>
          <table:table-cell table:style-name="Table1.A2" office:value-type="string">
            <text:p text:style-name="P16">-<text:span text:style-name="T3">action &lt;action&gt;</text:span></text:p>
          </table:table-cell>
          <table:table-cell table:style-name="Table1.B2" office:value-type="string">
            <text:p text:style-name="P17">Database actie <text:span text:style-name="T4">(load of delete)</text:span></text:p>
          </table:table-cell>
        </table:table-row>
      </table:table>
      <text:p text:style-name="P15"/>
      <text:p text:style-name="P20">Indien er spaties in het pad of filenaam zitten plaats dan dubbele quotes “” eromheen.</text:p>
      <text:p text:style-name="P3"/>
      <text:p text:style-name="P3">Voorbeeld Oracle</text:p>
      <text:p text:style-name="P9"/>
      <text:p text:style-name="P21"><text:bookmark-start text:name="__DdeLink__356_608932465"/><text:span text:style-name="T8">java </text:span><text:span text:style-name="T9">-</text:span><text:span text:style-name="T8">jar b3p</text:span><text:span text:style-name="T10">-</text:span><text:span text:style-name="T8">stuftax-loader-1.0-jar-with-dependencies.jar -filename /mnt/data/stuftax/STUFTAX.txt -url jdbc:oracle:thin:@b3p-demoserver:1521:orcl -user geodata -password geodata</text:span><text:bookmark-end text:name="__DdeLink__356_608932465"/><text:span text:style-name="T8"> -action load</text:span></text:p>
      <text:p text:style-name="P12"/>
      <text:p text:style-name="P4">Voorbeeld <text:span text:style-name="T2">Postgres</text:span></text:p>
      <text:p text:style-name="P13"/>
      <text:p text:style-name="P22"><text:bookmark-start text:name="__DdeLink__90_460225302"/>java -jar b3p-stuftax-loader-1.0-jar-with-dependencies.jar -filename /mnt/data/stuftax/STUFTAX.txt -url jdbc:postgresql://localhost:5432/gisdata -user <text:bookmark-start text:name="__DdeLink__87_460225302"/>gisdata<text:bookmark-end text:name="__DdeLink__87_460225302"/> -password gisdata<text:bookmark-end text:name="__DdeLink__90_460225302"/> -action loa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hesansoffice" svg:font-family="Thesansoffice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 </meta:initial-creator>
    <meta:creation-date>2014-03-17T13:55:49</meta:creation-date>
    <dc:date>2014-07-14T18:03:43.563290813</dc:date>
    <meta:editing-duration>PT44M33S</meta:editing-duration>
    <meta:editing-cycles>16</meta:editing-cycles>
    <meta:generator>LibreOffice/4.2.4.2$Linux_X86_64 LibreOffice_project/420m0$Build-2</meta:generator>
    <meta:document-statistic meta:table-count="1" meta:image-count="0" meta:object-count="0" meta:page-count="1" meta:paragraph-count="29" meta:word-count="173" meta:character-count="1471" meta:non-whitespace-character-count="1324"/>
  </office:meta>
</office:document-meta>
</file>